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1pt" style:font-size-asian="11pt" style:font-size-complex="11pt"/>
    </style:style>
    <style:style style:name="P2" style:family="paragraph" style:parent-style-name="Preformatted_20_Text">
      <style:paragraph-properties fo:text-align="center" style:justify-single-word="false"/>
      <style:text-properties style:font-name="Arial" fo:font-size="28pt" style:font-size-asian="28pt" style:font-size-complex="28pt"/>
    </style:style>
    <style:style style:name="P3" style:family="paragraph" style:parent-style-name="Preformatted_20_Text">
      <style:paragraph-properties fo:text-align="end" style:justify-single-word="false"/>
      <style:text-properties style:font-name="Arial" fo:font-size="28pt" style:font-size-asian="28pt" style:font-size-complex="28pt"/>
    </style:style>
    <style:style style:name="P4" style:family="paragraph" style:parent-style-name="Preformatted_20_Text">
      <style:paragraph-properties fo:text-align="end" style:justify-single-word="false"/>
      <style:text-properties style:font-name="Arial" fo:font-size="13pt" style:font-size-asian="13pt" style:font-size-complex="13pt"/>
    </style:style>
    <style:style style:name="P5" style:family="paragraph" style:parent-style-name="Preformatted_20_Text">
      <style:paragraph-properties fo:text-align="center" style:justify-single-word="false"/>
      <style:text-properties style:font-name="Arial" fo:font-size="14pt" style:font-size-asian="14pt" style:font-size-complex="14pt"/>
    </style:style>
    <style:style style:name="P6"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7" style:family="paragraph" style:parent-style-name="Preformatted_20_Text">
      <style:text-properties style:font-name="Arial" fo:font-size="12pt" style:text-underline-style="none" style:font-size-asian="12pt" style:font-size-complex="12pt"/>
    </style:style>
    <style:style style:name="P8" style:family="paragraph" style:parent-style-name="Preformatted_20_Text">
      <style:paragraph-properties fo:break-before="page"/>
      <style:text-properties style:font-name="Arial" fo:font-size="12pt" style:font-size-asian="12pt" style:font-size-complex="12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Documento de Concepto</text:p>
      <text:p text:style-name="P2"/>
      <text:p text:style-name="P2">Diseño de Video Juegos II</text:p>
      <text:p text:style-name="P2"/>
      <text:p text:style-name="P2"/>
      <text:p text:style-name="P5"/>
      <text:p text:style-name="P2"/>
      <text:p text:style-name="P2"/>
      <text:p text:style-name="P2"/>
      <text:p text:style-name="P2"/>
      <text:p text:style-name="P3"/>
      <text:p text:style-name="P3"/>
      <text:p text:style-name="P3"/>
      <text:p text:style-name="P3"/>
      <text:p text:style-name="P4">Oscar Sanchez</text:p>
      <text:p text:style-name="P4">Diciembre 2013</text:p>
      <text:p text:style-name="P4"/>
      <text:p text:style-name="P8"><text:span text:style-name="T1">Titulo</text:span></text:p>
      <text:p text:style-name="P7"><text:tab/> Unnamed (sin nombre)</text:p>
      <text:p text:style-name="P6"/>
      <text:p text:style-name="P6">Introducción</text:p>
      <text:p text:style-name="P1">¿Quien soy?, ¿Donde estoy?, ¿Mami, donde estas?, todo es muy grande y tengo mucho miedo. Eres un niño pequeño recorriendo un lugar, no sabes bien donde estas ni porque te esta pasando esto. Un sentimiento interno te lleva a ir en busca de la verdad sin importar las consecuencias.</text:p>
      <text:p text:style-name="P1"/>
      <text:p text:style-name="P6">Background</text:p>
      <text:p text:style-name="P1"/>
      <text:p text:style-name="P1">La idea principal de juego se basa en “Luchar por la identidad” y su ambientación es en los años 70'. </text:p>
      <text:p text:style-name="P1">Los conceptos en los que se apuntala el juego son: soledad, suspenso, drama, miedo, tristeza y búsqueda de la verdad. Es un tema fuerte y hasta ahora no explotado, lleno de riquezas en lo que respecta a historia y drama. Historias de vida que conmueven a cualquier persona. </text:p>
      <text:p text:style-name="P1">La utilización de un niño pequeño de aproximadamente de 5 años de edad como personaje principal da fuerza a los conceptos elegidos. Esa es la primer edad, en la cual se explora el mundo que nos rodea que ya podemos entender el porque de algunas cosas pero no del todo. Nuestro mundo se ve inmenso y nuestros protectores son nuestros padres que hacen que no tengamos miedo. Si por un momento quedáramos solos y perdidos en medio de un lugar que no conocemos, tendríamos mucho miedo y principalmente miedo a la muerte que es una de las primeras cosas de las que nos damos cuenta a esa edad.</text:p>
      <text:p text:style-name="P1">Para la construcción se usara Unity 3D en su versión PRO como engine.</text:p>
      <text:p text:style-name="P1"/>
      <text:p text:style-name="P6">Descripción</text:p>
      <text:p text:style-name="P1">Eres un niño de 5 años, estas en un lugar desconocido, parece ser una ciudad pero todo es muy grande. Algo en tu interior hace que empieces a recorrer el lugar. A medida que lo recorres sientes <text:s/>murmullos de personas pero no logras llegar a reconocer a nadie conocido. De un momento a otro la noche, sirenas y disparos, gente que corre de un lado al otro, sientes miedo y solo quieres ocultarte. Caminas entre las personas, pero parece como si ellos no te vieran como si fueras invisible o no existieses. <text:s/>En el día, te encuentras con otros niños, los cuales quieren estar con vos y jugar. Juegas a minijuegos con ellos. Los padres al verlos jugando contigo se los llevan y te quedas solo y la tristeza te invade. A medida que recorres, encuentras pistas que te sirven de guía para ir develando tu historia y son como una especie de postas hacia otras pistas. Podrás combinar pistas e ir por distintos caminos. Al final del camino te encontraras con la verdad.</text:p>
      <text:p text:style-name="P1"/>
      <text:p text:style-name="P6">Características Especiales</text:p>
      <text:p text:style-name="P1"><text:s/>- Arte de alta calidad</text:p>
      <text:p text:style-name="P1"><text:s/>- GamePlay de 4 horas</text:p>
      <text:p text:style-name="P1"><text:s/>- Minijuegos y puzzles</text:p>
      <text:p text:style-name="P1"><text:s/>- Historia atrapante de final impredecible.</text:p>
      <text:p text:style-name="P1"><text:s/>- El juego se basara en la aplicación del concepto de Flow.</text:p>
      <text:p text:style-name="P1"/>
      <text:p text:style-name="P6">Genero</text:p>
      <text:p text:style-name="P1">El genero es del tipo plataforma <text:s/>con agregado de aventura gráfica. Todos los elementos son 3D pero la vista de la cámara es siempre lateral. </text:p>
      <text:p text:style-name="P1"/>
      <text:p text:style-name="P6">Plataforma</text:p>
      <text:p text:style-name="P1">La plataforma inicial sera PC. El port siguiente se hara para la consola XBOX.</text:p>
      <text:p text:style-name="P1"/>
      <text:p text:style-name="P6">Estilo de arte Grafico</text:p>
      <text:p text:style-name="P1">El arte del jugo estará basado en general como si fuera una película casera filmada con una cámara super 8 la cual fue muy popular en los años 70'. Se utilizaran efectos del tipo Cross-Processing (película E6 revelada con quimicos C41).</text:p>
      <text:p text:style-name="P1">La profundidad de la ambientación estará reforzada utilizando contenido en off-screen aportado por los sonidos utilizados como ser sirenas, el marchar de soldados, disparos y persecuciones.</text:p>
      <text:p text:style-name="P1"><text:soft-page-break/></text:p>
      <text:p text:style-name="P1">-------- </text:p>
      <text:p text:style-name="P1">Introducción </text:p>
      <text:p text:style-name="P1">El documento de concepto es una instancia previa a la redacción del GDD y nos permite aclarar el sentido del proyecto, plantar los pilares que darán su forma final, e inclusive nos permitirá pre visualizar el proyecto para conseguir recursos necesarios para la producción (humanos, económicos, etc) </text:p>
      <text:p text:style-name="P1">Forma y contenido </text:p>
      <text:p text:style-name="P1">1. Introducción. En una breve introducción (5 líneas aproximadamente) planteamos con fuerza la idea del juego. Esta introducción debe ser clara y “seductora”, ya que el lector tomará estas líneas como la primera impresión del juego. Si no “seducimos” al lector, el resto del documento posiblemente no sea leído, o no termine de convencer al lector. </text:p>
      <text:p text:style-name="P1">2. Background (trasfondo) Este punto puede ser opcional y en él desarrollaremos los puntos relacionados a licencias, motores gráficos, historias, personajes. También, es usado para desarrollar la filosofía del juego, y si este tiene un objetivo potente para el proceso (ej, este juego será parte de la campaña de lucha contra el cáncer) Estos puntos que nos llevan a inspirarnos y/o darnos mas fuerzas para lograr un buen producto, son relevantes al momento de vender. </text:p>
      <text:p text:style-name="P1">3. Descripción. En la descripción comenzaremos a ahondar un poco mas sobre la idea del juego. Para ello, comenzaremos a tratar al lector de manera mas personal en segunda persona. La idea de la segunda persona es activar la imaginación del lector, apuntando a darle una sensación de la experiencia del juego. Ejemplo: Deberás sortear todos los obstáculos hasta llegar a la torre para vencer al guardián y luego rescatar a la princesa. </text:p>
      <text:p text:style-name="P1"/>
      <text:p text:style-name="P1"/>
      <text:p text:style-name="P1">4. Características Especiales. En esta sección describiremos cuales son las características mas relevantes de nuestro juego, aquellas que nos permiten diferenciar nuestro producto de la competencia. </text:p>
      <text:p text:style-name="P1">5. Género. Descripción del género del juego. Si es un género nuevo, explicarlo y fundamentarlo como tal. </text:p>
      <text:p text:style-name="P1">6. Plataforma. Si sabemos cual es al plataforma, comentarla y justificar la elección. </text:p>
      <text:p text:style-name="P1">7. Estilo de arte gráfico. Este un punto opcional, pero si logramos incluir bocetos que aumenten la proximidad al juego, vamos a lograr una empatía mucho mas consolidada con el lecto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3T23:31:37.22</dc:date>
    <meta:generator>OpenOffice.org/3.4.1$Win32 OpenOffice.org_project/341m1$Build-9593</meta:generator>
    <meta:editing-duration>PT2H18M49S</meta:editing-duration>
    <meta:editing-cycles>12</meta:editing-cycles>
    <meta:document-statistic meta:table-count="0" meta:image-count="0" meta:object-count="0" meta:page-count="3" meta:paragraph-count="39" meta:word-count="920" meta:character-count="5455"/>
  </office:meta>
</office:document-meta>
</file>